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e0bc" officeooo:paragraph-rsid="001ae0bc"/>
    </style:style>
    <style:style style:name="P2" style:family="paragraph" style:parent-style-name="Standard">
      <style:paragraph-properties fo:text-align="justify" style:justify-single-word="false"/>
      <style:text-properties officeooo:rsid="001ae0bc" officeooo:paragraph-rsid="001bb06e"/>
    </style:style>
    <style:style style:name="P3" style:family="paragraph" style:parent-style-name="Standard">
      <style:paragraph-properties fo:text-align="justify" style:justify-single-word="false"/>
      <style:text-properties officeooo:rsid="001bb06e" officeooo:paragraph-rsid="001bb06e"/>
    </style:style>
    <style:style style:name="P4" style:family="paragraph" style:parent-style-name="Standard">
      <style:paragraph-properties fo:text-align="justify" style:justify-single-word="false"/>
      <style:text-properties officeooo:rsid="001d9db6" officeooo:paragraph-rsid="001d9db6"/>
    </style:style>
    <style:style style:name="P5" style:family="paragraph" style:parent-style-name="Standard">
      <style:paragraph-properties fo:text-align="justify" style:justify-single-word="false"/>
      <style:text-properties officeooo:rsid="001ef662" officeooo:paragraph-rsid="001ef662"/>
    </style:style>
    <style:style style:name="T1" style:family="text">
      <style:text-properties officeooo:rsid="001bb06e"/>
    </style:style>
    <style:style style:name="T2" style:family="text">
      <style:text-properties officeooo:rsid="001c92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06e" style:font-weight-asian="bold" style:font-weight-complex="bold"/>
    </style:style>
    <style:style style:name="T5" style:family="text">
      <style:text-properties officeooo:rsid="001fb07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b06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Ana Luisa Benítez</text:p>
      <text:p text:style-name="P5">Script de Linux (SSF)</text:p>
      <text:p text:style-name="P4">Nombre:</text:p>
      <text:p text:style-name="P4">Ciclo: 1º DAM</text:p>
      <text:p text:style-name="P1"/>
      <text:p text:style-name="P1">Realiza un script <text:span text:style-name="T1">que reciba </text:span><text:span text:style-name="T7">dos</text:span><text:span text:style-name="T6"> parámetro</text:span><text:span text:style-name="T7">s</text:span><text:span text:style-name="T1">, </text:span>el nombre del fichero donde vamos a volcar información, y la edad del usuario.</text:p>
      <text:p text:style-name="P1">Testea que se pasen los dos parámetros, <text:span text:style-name="T2">ni más ni menos</text:span>. </text:p>
      <text:p text:style-name="P2">Vuelca <text:span text:style-name="T1">en tu directorio personal, </text:span>en el fichero<text:span text:style-name="T1"> </text:span>pasado por parámetro, <text:span text:style-name="T1">la línea correspondiente al usuario en cuestión del fichero de configuración passwd.</text:span></text:p>
      <text:p text:style-name="P1">Añade al fichero la frase “Mi edad es ...”<text:span text:style-name="T1">poniendo </text:span>la edad pasada por parámetro.</text:p>
      <text:p text:style-name="P1">Pregunta al usuario el color preferido y lo añades al fichero <text:span text:style-name="T1">también</text:span> “Mi color preferido es ...”</text:p>
      <text:p text:style-name="P1">Si el usuario es menor de edad le dices que no debería ejecutar el fichero. Y si es mayor <text:span text:style-name="T1">saca por pantalla el nombre completo que aparece en el campo comentario del fichero de passwd.</text:span></text:p>
      <text:p text:style-name="P1"/>
      <text:p text:style-name="P3">Saca por pantalla <text:span text:style-name="T5">también </text:span>el contenido del fichero pasado por parámetro.</text:p>
      <text:p text:style-name="P3"/>
      <text:p text:style-name="P3">Sube a la plataforma el script, capturas de salida de ejecución del script tanto si eres menor como mayor de edad, y el comando que escribes para ejecutar dicho script.</text:p>
      <text:p text:style-name="P3"><text:span text:style-name="T5">Captura de los </text:span>permisos del scrip<text:span text:style-name="T5">t y de los comandos que us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8:59:08.471000000</meta:creation-date>
    <meta:generator>LibreOffice/7.5.1.2$Windows_X86_64 LibreOffice_project/fcbaee479e84c6cd81291587d2ee68cba099e129</meta:generator>
    <dc:date>2024-04-16T02:10:56.835000000</dc:date>
    <meta:editing-duration>PT47M36S</meta:editing-duration>
    <meta:editing-cycles>6</meta:editing-cycles>
    <meta:document-statistic meta:table-count="0" meta:image-count="0" meta:object-count="0" meta:page-count="1" meta:paragraph-count="13" meta:word-count="186" meta:character-count="1059" meta:non-whitespace-character-count="885"/>
  </office:meta>
</office:document-meta>
</file>